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A9780D7BDBF858E4F4.png" manifest:media-type="image/png"/>
  <manifest:file-entry manifest:full-path="Pictures/1000020100000069000000C94AFBF889ACA7ABD3.png" manifest:media-type="image/png"/>
  <manifest:file-entry manifest:full-path="Pictures/1000020100000120000001207D9830AF657361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-color="#844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116cm, 0.928cm, 0cm, 1.0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44949" draw:textarea-horizontal-align="justify" draw:textarea-vertical-align="middle" draw:auto-grow-height="false" fo:min-height="5.189cm" fo:min-width="5.7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5" text:anchor-type="paragraph" svg:x="8.424cm" svg:y="20.392cm" svg:width="3.007cm" svg:height="2.78cm" draw:z-index="1"><draw:image xlink:href="Pictures/100002010000012C000000A9780D7BDBF858E4F4.png" xlink:type="simple" xlink:show="embed" xlink:actuate="onLoad"/></draw:frame><draw:frame draw:style-name="fr1" draw:name="Image26" text:anchor-type="paragraph" svg:x="9.125cm" svg:y="13.137cm" svg:width="3.007cm" svg:height="2.78cm" draw:z-index="3"><draw:image xlink:href="Pictures/100002010000012C000000A9780D7BDBF858E4F4.png" xlink:type="simple" xlink:show="embed" xlink:actuate="onLoad"/></draw:frame><draw:frame draw:style-name="fr2" draw:name="Image27" text:anchor-type="paragraph" svg:x="10.132cm" svg:y="14.141cm" svg:width="1.095cm" svg:height="2.097cm" draw:z-index="4"><draw:image xlink:href="Pictures/1000020100000069000000C94AFBF889ACA7ABD3.png" xlink:type="simple" xlink:show="embed" xlink:actuate="onLoad"/></draw:frame><draw:frame draw:style-name="fr2" draw:name="Image28" text:anchor-type="paragraph" svg:x="9.356cm" svg:y="21.426cm" svg:width="1.095cm" svg:height="2.097cm" draw:z-index="5"><draw:image xlink:href="Pictures/1000020100000069000000C94AFBF889ACA7ABD3.png" xlink:type="simple" xlink:show="embed" xlink:actuate="onLoad"/></draw:frame><draw:frame draw:style-name="fr3" draw:name="Image1" text:anchor-type="paragraph" svg:width="5.08cm" svg:height="5.08cm" draw:z-index="6"><draw:image xlink:href="Pictures/1000020100000120000001207D9830AF65736170.png" xlink:type="simple" xlink:show="embed" xlink:actuate="onLoad"/></draw:frame><draw:custom-shape text:anchor-type="paragraph" draw:z-index="0" draw:name="Forme2" draw:style-name="gr1" draw:text-style-name="P1" svg:width="5.762cm" svg:height="5.19cm" svg:x="7.246cm" svg:y="19.371cm"><text:p/><draw:enhanced-geometry svg:viewBox="0 0 21600 21600" draw:type="rectangle" draw:enhanced-path="M 0 0 L 21600 0 21600 21600 0 21600 0 0 Z N"/></draw:custom-shape><draw:custom-shape text:anchor-type="paragraph" draw:z-index="2" draw:name="Forme2" draw:style-name="gr1" draw:text-style-name="P1" svg:width="5.762cm" svg:height="5.19cm" svg:x="7.701cm" svg:y="11.804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6:57:49.478000000</meta:creation-date>
    <dc:date>2018-05-16T11:53:26.137000000</dc:date>
    <meta:editing-duration>PT13H59M29S</meta:editing-duration>
    <meta:editing-cycles>4</meta:editing-cycles>
    <meta:generator>LibreOffice/5.3.7.2$Windows_X86_64 LibreOffice_project/6b8ed514a9f8b44d37a1b96673cbbdd077e24059</meta:generator>
    <meta:print-date>2018-05-15T21:56:45.302000000</meta:print-date>
    <meta:document-statistic meta:table-count="0" meta:image-count="5" meta:object-count="0" meta:page-count="1" meta:paragraph-count="0" meta:word-count="0" meta:character-count="0" meta:non-whitespace-character-count="0"/>
  </office:meta>
</office:document-meta>
</file>